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fo:min-height="3.257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/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Practical Cour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people learn FOSS by doing</text:p>
                <text:list>
                  <text:list-item>
                    <text:list>
                      <text:list-item>
                        <text:p text:style-name="P1">Very few learn about FOSS through courses</text:p>
                      </text:list-item>
                      <text:list-item>
                        <text:p text:style-name="P1">Can FOSS be taught? We think so</text:p>
                      </text:list-item>
                    </text:list>
                  </text:list-item>
                </text:list>
              </text:list-item>
              <text:list-item>
                <text:p text:style-name="P1">Feedback essential</text:p>
                <text:list>
                  <text:list-item>
                    <text:list>
                      <text:list-item>
                        <text:p text:style-name="P1">You need to let us know what you do/don't understand</text:p>
                      </text:list-item>
                      <text:list-item>
                        <text:p text:style-name="P1">We are relying on <text:span text:style-name="T1">active</text:span> participation by you</text:p>
                        <text:list>
                          <text:list-item>
                            <text:list>
                              <text:list-item>
                                <text:p text:style-name="P1">Get involved in your projects!</text:p>
                              </text:list-item>
                              <text:list-item>
                                <text:p text:style-name="P1">Ask us to cover new topics</text:p>
                              </text:list-item>
                              <text:list-item>
                                <text:p text:style-name="P1">Ask plenty of ques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Preparation is Essential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A very <text:span text:style-name="T1">intensive</text:span> course</text:p>
                <text:list>
                  <text:list-item>
                    <text:list>
                      <text:list-item>
                        <text:p>The week will be quite exhausting</text:p>
                      </text:list-item>
                      <text:list-item>
                        <text:p>You must prepare beforehand as much as possible</text:p>
                      </text:list-item>
                    </text:list>
                  </text:list-item>
                </text:list>
              </text:list-item>
              <text:list-item>
                <text:p>Read the background material</text:p>
                <text:list>
                  <text:list-item>
                    <text:list>
                      <text:list-item>
                        <text:p>Essential to understand the FOSS world</text:p>
                      </text:list-item>
                    </text:list>
                  </text:list-item>
                </text:list>
              </text:list-item>
              <text:list-item>
                <text:p>Make sure you can use a Linux desktop</text:p>
                <text:list>
                  <text:list-item>
                    <text:list>
                      <text:list-item>
                        <text:p>We will use Ubuntu Karmic in the labs</text:p>
                      </text:list-item>
                      <text:list-item>
                        <text:p>Download and install a virtual Ubuntu Karmic system</text:p>
                      </text:list-item>
                      <text:list-item>
                        <text:p>Run it at home before the course starts</text:p>
                      </text:list-item>
                      <text:list-item>
                        <text:p>Try building some packages from source</text:p>
                      </text:list-item>
                      <text:list-item>
                        <text:p>Make sure you can use the command line</text:p>
                        <text:list>
                          <text:list-item>
                            <text:list>
                              <text:list-item>
                                <text:p>https://help.ubuntu.com/community/UsingTheTermin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ckground reading</text:p>
                <text:list>
                  <text:list-item>
                    <text:list>
                      <text:list-item>
                        <text:p text:style-name="P1">You are expected to read the following articles <text:span text:style-name="T2">before</text:span> the course starts</text:p>
                      </text:list-item>
                      <text:list-item>
                        <text:p text:style-name="P1">Read them carefully and take notes!</text:p>
                      </text:list-item>
                    </text:list>
                  </text:list-item>
                </text:list>
              </text:list-item>
              <text:list-item>
                <text:p text:style-name="P1">History from Karl Fogel's 'Producing OSS'</text:p>
                <text:list>
                  <text:list-item>
                    <text:list>
                      <text:list-item>
                        <text:p text:style-name="P1"><text:span text:style-name="T3">http://producingoss.com/en/producingoss.html#history</text:span></text:p>
                      </text:list-item>
                    </text:list>
                  </text:list-item>
                </text:list>
              </text:list-item>
              <text:list-item>
                <text:p text:style-name="P1">Two articles by Eric Raymond</text:p>
                <text:list>
                  <text:list-item>
                    <text:list>
                      <text:list-item>
                        <text:p text:style-name="P1"><text:span text:style-name="T3">http://www.catb.org/~esr/faqs/smart-questions.html</text:span></text:p>
                      </text:list-item>
                      <text:list-item>
                        <text:p text:style-name="P1"><text:span text:style-name="T3">http://www.catb.org/~esr/writings/cathedral-bazaar/homesteading/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GNU Project Free Software Definition</text:span></text:p>
                <text:list>
                  <text:list-item>
                    <text:list>
                      <text:list-item>
                        <text:p text:style-name="P1"><text:span text:style-name="T3">http://www.gnu.org/philosophy/free-sw.html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OSI Open Source Definition</text:span></text:p>
                <text:list>
                  <text:list-item>
                    <text:list>
                      <text:list-item>
                        <text:p text:style-name="P1"><text:span text:style-name="T3">http://opensource.org/docs/os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Join the mailing list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Join the COMP8440 mailing list now</text:p>
                <text:list>
                  <text:list-item>
                    <text:list>
                      <text:list-item>
                        <text:p>Go to http://fossd.anu.edu.au</text:p>
                      </text:list-item>
                      <text:list-item>
                        <text:p>Announcements and discussions will happen on this list</text:p>
                      </text:list-item>
                    </text:list>
                  </text:list-item>
                </text:list>
              </text:list-item>
              <text:list-item>
                <text:p>Please introduce yourself</text:p>
                <text:list>
                  <text:list-item>
                    <text:list>
                      <text:list-item>
                        <text:p>Please send a short email to the list introducing yourself</text:p>
                      </text:list-item>
                      <text:list-item>
                        <text:p>Tell us about any background you have in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Tuesday</text:p>
                <text:list>
                  <text:list-item>
                    <text:list>
                      <text:list-item>
                        <text:p text:style-name="P1"><text:span text:style-name="T5">An introduction to FOSS</text:span></text:p>
                      </text:list-item>
                      <text:list-item>
                        <text:p text:style-name="P1"><text:span text:style-name="T5">Getting started in a FOSS project</text:span></text:p>
                      </text:list-item>
                      <text:list-item>
                        <text:p text:style-name="P1"><text:span text:style-name="T5">Source code management for FOSS projects</text:span></text:p>
                      </text:list-item>
                    </text:list>
                  </text:list-item>
                </text:list>
              </text:list-item>
              <text:list-item>
                <text:p text:style-name="P1">Wednesday</text:p>
                <text:list>
                  <text:list-item>
                    <text:list>
                      <text:list-item>
                        <text:p text:style-name="P1">The history of FOSS</text:p>
                      </text:list-item>
                      <text:list-item>
                        <text:p text:style-name="P1">Inside FOSS licensing</text:p>
                      </text:list-item>
                      <text:list-item>
                        <text:p text:style-name="P1">FOSS and the law</text:p>
                      </text:list-item>
                      <text:list-item>
                        <text:p text:style-name="P1">Guest lecture, Lana Brindley</text:p>
                      </text:list-item>
                    </text:list>
                  </text:list-item>
                </text:list>
              </text:list-item>
              <text:list-item>
                <text:p text:style-name="P1">Thursday</text:p>
                <text:list>
                  <text:list-item>
                    <text:list>
                      <text:list-item>
                        <text:p><text:span text:style-name="T5">How are FOSS projects governed?</text:span></text:p>
                      </text:list-item>
                      <text:list-item>
                        <text:p>FOSS and business</text:p>
                      </text:list-item>
                      <text:list-item>
                        <text:p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Friday</text:p>
                <text:list>
                  <text:list-item>
                    <text:list>
                      <text:list-item>
                        <text:p text:style-name="P1">Case study: S<text:span text:style-name="T5">amba</text:span></text:p>
                      </text:list-item>
                      <text:list-item>
                        <text:p text:style-name="P1"><text:span text:style-name="T5">FOSS distributions and platforms</text:span></text:p>
                      </text:list-item>
                      <text:list-item>
                        <text:p text:style-name="P1"><text:span text:style-name="T5">FOSS Culture</text:span></text:p>
                      </text:list-item>
                    </text:list>
                  </text:list-item>
                </text:list>
              </text:list-item>
              <text:list-item>
                <text:p text:style-name="P1">Saturday</text:p>
                <text:list>
                  <text:list-item>
                    <text:list>
                      <text:list-item>
                        <text:p text:style-name="P1">Starting a new project</text:p>
                      </text:list-item>
                      <text:list-item>
                        <text:p text:style-name="P1">FOSS Tales</text:p>
                      </text:list-item>
                      <text:list-item>
                        <text:p text:style-name="P1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uesday</text:p>
                <text:list>
                  <text:list-item>
                    <text:list>
                      <text:list-item>
                        <text:p text:style-name="P1">Installing a FOSS project (specified project)</text:p>
                      </text:list-item>
                      <text:list-item>
                        <text:p text:style-name="P1">Installing a FOSS project (choice of small list)</text:p>
                      </text:list-item>
                    </text:list>
                  </text:list-item>
                </text:list>
              </text:list-item>
              <text:list-item>
                <text:p text:style-name="P1">Wednesday</text:p>
                <text:list>
                  <text:list-item>
                    <text:list>
                      <text:list-item>
                        <text:p text:style-name="P1">Finding your own project</text:p>
                      </text:list-item>
                      <text:list-item>
                        <text:p text:style-name="P1">Study chosen project</text:p>
                      </text:list-item>
                    </text:list>
                  </text:list-item>
                </text:list>
              </text:list-item>
              <text:list-item>
                <text:p text:style-name="P1">Thursday, Friday</text:p>
                <text:list>
                  <text:list-item>
                    <text:list>
                      <text:list-item>
                        <text:p text:style-name="P1">Work on chosen project and produce a report</text:p>
                      </text:list-item>
                    </text:list>
                  </text:list-item>
                </text:list>
              </text:list-item>
              <text:list-item>
                <text:p text:style-name="P1">Saturday</text:p>
                <text:list>
                  <text:list-item>
                    <text:list>
                      <text:list-item>
                        <text:p text:style-name="P1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805cm" svg:x="2.058cm" svg:y="5.838cm" presentation:class="outline" presentation:user-transformed="true">
          <draw:text-box>
            <text:list text:style-name="L4">
              <text:list-item>
                <text:p text:style-name="P1">Project assessment</text:p>
                <text:list>
                  <text:list-item>
                    <text:list>
                      <text:list-item>
                        <text:p text:style-name="P1">A large part of the course assessment is based on submission of a project report</text:p>
                      </text:list-item>
                      <text:list-item>
                        <text:p text:style-name="P1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Suggested criterion</text:span></text:p>
                <text:list>
                  <text:list-item>
                    <text:list>
                      <text:list-item>
                        <text:p text:style-name="P1"><text:span text:style-name="T6">Project is moderately active</text:span></text:p>
                      </text:list-item>
                      <text:list-item>
                        <text:p text:style-name="P1"><text:span text:style-name="T6">at least several commits per month</text:span></text:p>
                      </text:list-item>
                      <text:list-item>
                        <text:p text:style-name="P1"><text:span text:style-name="T6">Is at least 3 years old</text:span></text:p>
                      </text:list-item>
                      <text:list-item>
                        <text:p text:style-name="P1"><text:span text:style-name="T6">Has produced a usable release</text:span></text:p>
                      </text:list-item>
                      <text:list-item>
                        <text:p text:style-name="P1"><text:span text:style-name="T6">Must use a FOSS license</text:span></text:p>
                      </text:list-item>
                      <text:list-item>
                        <text:p text:style-name="P1"><text:span text:style-name="T6">Welcomes new contributors</text:span></text:p>
                      </text:list-item>
                      <text:list-item>
                        <text:p text:style-name="P1"><text:span text:style-name="T6">Has several active contributors</text:span></text:p>
                      </text:list-item>
                      <text:list-item>
                        <text:p text:style-name="P1"><text:span text:style-name="T6">Can run on DCS Linux lab machines (Ubuntu)</text:span></text:p>
                      </text:list-item>
                      <text:list-item>
                        <text:p text:style-name="P1"><text:span text:style-name="T6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<text:span text:style-name="T6">Suggested Resources</text:span></text:p>
                <text:list>
                  <text:list-item>
                    <text:list>
                      <text:list-item>
                        <text:p text:style-name="P1"><text:span text:style-name="T6">http://freshmeat.net/</text:span></text:p>
                      </text:list-item>
                      <text:list-item>
                        <text:p text:style-name="P1"><text:span text:style-name="T6">http://gna.org/</text:span></text:p>
                      </text:list-item>
                      <text:list-item>
                        <text:p text:style-name="P1"><text:span text:style-name="T6">http://sourceforge.net/</text:span></text:p>
                      </text:list-item>
                      <text:list-item>
                        <text:p text:style-name="P1"><text:span text:style-name="T6">http://savannah.gnu.org/</text:span></text:p>
                      </text:list-item>
                      <text:list-item>
                        <text:p text:style-name="P1"><text:span text:style-name="T6">https://launchpad.net/</text:span></text:p>
                      </text:list-item>
                      <text:list-item>
                        <text:p text:style-name="P1"><text:span text:style-name="T6">http://directory.fsf.org/GNU/</text:span></text:p>
                      </text:list-item>
                      <text:list-item>
                        <text:p text:style-name="P1"><text:span text:style-name="T6">http://packages.debian.org/</text:span></text:p>
                      </text:list-item>
                      <text:list-item>
                        <text:p text:style-name="P1"><text:span text:style-name="T6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aturday presentation</text:p>
                <text:list>
                  <text:list-item>
                    <text:list>
                      <text:list-item>
                        <text:p text:style-name="P1">15% of total mark</text:p>
                      </text:list-item>
                      <text:list-item>
                        <text:p text:style-name="P1">Very short presentation!</text:p>
                      </text:list-item>
                      <text:list-item>
                        <text:p text:style-name="P1">Very little time to prepare – work hard!</text:p>
                      </text:list-item>
                    </text:list>
                  </text:list-item>
                </text:list>
              </text:list-item>
              <text:list-item>
                <text:p text:style-name="P1">Project study</text:p>
                <text:list>
                  <text:list-item>
                    <text:list>
                      <text:list-item>
                        <text:p text:style-name="P1">40% of total mark</text:p>
                      </text:list-item>
                      <text:list-item>
                        <text:p text:style-name="P1">Approximately 10 pages expected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  <text:list-item>
                <text:p text:style-name="P1">Project work</text:p>
                <text:list>
                  <text:list-item>
                    <text:list>
                      <text:list-item>
                        <text:p text:style-name="P1">45% of total mark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Knowledge of Unix/Linux</text:p>
                <text:list>
                  <text:list-item>
                    <text:list>
                      <text:list-item>
                        <text:p text:style-name="P1">The course assumes you have some familiarity with Linux/UNIX</text:p>
                      </text:list-item>
                      <text:list-item>
                        <text:p text:style-name="P1">If you don't feel confident of your skills, please learn before the course starts</text:p>
                      </text:list-item>
                    </text:list>
                  </text:list-item>
                </text:list>
              </text:list-item>
              <text:list-item>
                <text:p text:style-name="P1">LiveCD</text:p>
                <text:list>
                  <text:list-item>
                    <text:list>
                      <text:list-item>
                        <text:p text:style-name="P1">Try a Ubuntu LiveCD before you come</text:p>
                      </text:list-item>
                      <text:list-item>
                        <text:p text:style-name="P1">Go through one of the Linux command line tutorials</text:p>
                      </text:list-item>
                      <text:list-item>
                        <text:p text:style-name="P1">Try compiling and running some FOSS projects</text:p>
                      </text:list-item>
                    </text:list>
                  </text:list-item>
                </text:list>
              </text:list-item>
              <text:list-item>
                <text:p>Install in a virtual machine</text:p>
                <text:list>
                  <text:list-item>
                    <text:list>
                      <text:list-item>
                        <text:p>Use VirtualBox (http://www.virtualbox.org) and install</text:p>
                      </text:list-item>
                      <text:list-item>
                        <text:p>or use a Live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Food!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njoy the nibbles</text:p>
                <text:list>
                  <text:list-item>
                    <text:list>
                      <text:list-item>
                        <text:p text:style-name="P1">Please ask questions, and say hello to the other students in the cour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Andrew Tridgell</meta:initial-creator>
    <meta:creation-date>2009-03-07T14:24:48</meta:creation-date>
    <dc:creator>Andrew Tridgell</dc:creator>
    <dc:date>2010-03-24T18:29:49</dc:date>
    <meta:editing-cycles>289</meta:editing-cycles>
    <meta:editing-duration>PT178H18M40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